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1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1.023cm" fo:break-before="auto" style:use-optimal-row-height="true"/>
    </style:style>
    <style:style style:name="ro3" style:family="table-row">
      <style:table-row-properties style:row-height="1.499cm" fo:break-before="auto" style:use-optimal-row-height="true"/>
    </style:style>
    <style:style style:name="ro4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2">
          <table:table-cell office:value-type="string">
            <text:p>ナツメッグ博士〯</text:p>
            <text:p>おお、おまえさんか</text:p>
          </table:table-cell>
          <table:table-cell office:value-type="string">
            <text:p>Dr. Nutmeg:</text:p>
            <text:p>Oh, it's you.</text:p>
          </table:table-cell>
        </table:table-row>
        <table:table-row table:style-name="ro3">
          <table:table-cell office:value-type="string">
            <text:p>ナツメッグ博士〯</text:p>
            <text:p>最近、$ciゆるやかな河$cfのそばで</text:p>
            <text:p>盗賊団が現れては通る人を襲っとるそうじゃ</text:p>
          </table:table-cell>
          <table:table-cell office:value-type="string">
            <text:p>Dr. Nutmeg:</text:p>
            <text:p>Recently a group of bandit's appeared near the $ciEgret Brook$cf</text:p>
            <text:p>and started attacking whoever passes by.</text:p>
          </table:table-cell>
        </table:table-row>
        <table:table-row table:style-name="ro2">
          <table:table-cell office:value-type="string">
            <text:p>ナツメッグ博士〯</text:p>
            <text:p>$ciゆるやかな河$cfのそばの盗賊団を退治したのか？</text:p>
          </table:table-cell>
          <table:table-cell office:value-type="string">
            <text:p>Dr. Nutmeg:</text:p>
            <text:p>Did you get rid of the bandit's by the $ciEgret Brook$cf?</text:p>
          </table:table-cell>
        </table:table-row>
        <table:table-row table:style-name="ro2">
          <table:table-cell office:value-type="string">
            <text:p>ナツメッグ博士〯</text:p>
            <text:p>みごとじゃ、これをやろう</text:p>
          </table:table-cell>
          <table:table-cell office:value-type="string">
            <text:p>Dr. Nutmeg:</text:p>
            <text:p>Well done, let's do this.</text:p>
          </table:table-cell>
        </table:table-row>
        <table:table-row table:style-name="ro2">
          <table:table-cell office:value-type="string">
            <text:p>ナツメッグ博士〯</text:p>
            <text:p>それと新しい道ができたようじゃ</text:p>
          </table:table-cell>
          <table:table-cell office:value-type="string">
            <text:p>Dr. Nutmeg:</text:p>
            <text:p>It seems like a new path has been opened.</text:p>
          </table:table-cell>
        </table:table-row>
        <table:table-row table:style-name="ro2">
          <table:table-cell office:value-type="string">
            <text:p>ナツメッグ博士〯</text:p>
            <text:p>頑張るんじゃぞ</text:p>
          </table:table-cell>
          <table:table-cell office:value-type="string">
            <text:p>Dr. Nutmeg:</text:p>
            <text:p>Do your best!</text:p>
          </table:table-cell>
        </table:table-row>
        <table:table-row table:style-name="ro2">
          <table:table-cell office:value-type="string">
            <text:p>ナツメッグ博士〯</text:p>
            <text:p>頑張っとるかの</text:p>
          </table:table-cell>
          <table:table-cell office:value-type="string">
            <text:p>Dr. Nutmeg:</text:p>
            <text:p>Are you going to try your best?</text:p>
          </table:table-cell>
        </table:table-row>
        <table:table-row table:style-name="ro3">
          <table:table-cell office:value-type="string">
            <text:p>ナツメッグ博士〯</text:p>
            <text:p>手に入れたユーロッチを使えば店で服や帽子が</text:p>
            <text:p>手に入るんじゃよ</text:p>
          </table:table-cell>
          <table:table-cell office:value-type="string">
            <text:p>Dr. Nutmeg:</text:p>
            <text:p>You can spend the Uroch you earnd</text:p>
            <text:p>to get clothes and accesories at the store.</text:p>
          </table:table-cell>
        </table:table-row>
        <table:table-row table:style-name="ro2">
          <table:table-cell office:value-type="string">
            <text:p>ナツメッグ博士〯</text:p>
            <text:p>ただし、一度買った物は売ることはできんぞ</text:p>
          </table:table-cell>
          <table:table-cell office:value-type="string">
            <text:p>Dr. Nutmeg:</text:p>
            <text:p>However, once you buy something, you can't sell it.</text:p>
          </table:table-cell>
        </table:table-row>
        <table:table-row table:style-name="ro2">
          <table:table-cell office:value-type="string">
            <text:p>ナツメッグ博士〯</text:p>
            <text:p>おまえさん、$ci大きな街$cfへ行ったのか？</text:p>
          </table:table-cell>
          <table:table-cell office:value-type="string">
            <text:p>Dr. Nutmeg:</text:p>
            <text:p>Are you going to the $ciHappy Garland$cf?</text:p>
          </table:table-cell>
        </table:table-row>
        <table:table-row table:style-name="ro2">
          <table:table-cell office:value-type="string">
            <text:p>ナツメッグ博士〯</text:p>
            <text:p>あの街では怪しい秘密結社が暗躍しとるらしいな</text:p>
          </table:table-cell>
          <table:table-cell office:value-type="string">
            <text:p>Dr. Nutmeg:</text:p>
            <text:p>It seems like a secret society is operating in that city.</text:p>
          </table:table-cell>
        </table:table-row>
        <table:table-row table:style-name="ro2">
          <table:table-cell office:value-type="string">
            <text:p>ナツメッグ博士〯</text:p>
            <text:p>気をつけることじゃ</text:p>
          </table:table-cell>
          <table:table-cell office:value-type="string">
            <text:p>Dr. Nutmeg:</text:p>
            <text:p>Just be careful.</text:p>
          </table:table-cell>
        </table:table-row>
        <table:table-row table:style-name="ro2">
          <table:table-cell office:value-type="string">
            <text:p>ナツメッグ博士〯</text:p>
            <text:p>いよいよ$ci巨大な闘技場$cfで決勝戦じゃな</text:p>
          </table:table-cell>
          <table:table-cell office:value-type="string">
            <text:p>Dr. Nutmeg:</text:p>
            <text:p>It's finally time for the finals at the $ciHappy Garland Arena$cf.</text:p>
          </table:table-cell>
        </table:table-row>
        <table:table-row table:style-name="ro2">
          <table:table-cell office:value-type="string">
            <text:p>ナツメッグ博士〯</text:p>
            <text:p>当日はワシも観にいくつもりじゃよ</text:p>
          </table:table-cell>
          <table:table-cell office:value-type="string">
            <text:p>Dr. Nutmeg:</text:p>
            <text:p>I'm going to go see it on that day too.</text:p>
          </table:table-cell>
        </table:table-row>
        <table:table-row table:style-name="ro3">
          <table:table-cell office:value-type="string">
            <text:p>ナツメッグ博士〯</text:p>
            <text:p>隣のスキトール湖に遺跡があるんじゃが</text:p>
            <text:p>行ってみてはどうかね</text:p>
          </table:table-cell>
          <table:table-cell office:value-type="string">
            <text:p>Dr. Nutmeg:</text:p>
            <text:p>There are ruins at the nearby Lake Luminoso,</text:p>
            <text:p>why don't you go and check it out?</text:p>
          </table:table-cell>
        </table:table-row>
        <table:table-row table:style-name="ro2">
          <table:table-cell office:value-type="string">
            <text:p>ナツメッグ博士〯</text:p>
            <text:p>すべてのマスでブロックスバトルをしたのか</text:p>
          </table:table-cell>
          <table:table-cell office:value-type="string">
            <text:p>Dr. Nutmeg:</text:p>
            <text:p>You beat game of Blokus on every space.</text:p>
          </table:table-cell>
        </table:table-row>
        <table:table-row table:style-name="ro2">
          <table:table-cell office:value-type="string">
            <text:p>ナツメッグ博士〯</text:p>
            <text:p>大したもんじゃな</text:p>
          </table:table-cell>
          <table:table-cell office:value-type="string">
            <text:p>Dr. Nutmeg:</text:p>
            <text:p>Impressive</text:p>
          </table:table-cell>
        </table:table-row>
        <table:table-row table:style-name="ro2">
          <table:table-cell office:value-type="string">
            <text:p>ナツメッグ博士〯</text:p>
            <text:p>これをやろう</text:p>
          </table:table-cell>
          <table:table-cell office:value-type="string">
            <text:p>Dr. Nutmeg:</text:p>
            <text:p>Let's do this</text:p>
          </table:table-cell>
        </table:table-row>
        <table:table-row table:style-name="ro2">
          <table:table-cell office:value-type="string">
            <text:p>ナツメッグ博士〯</text:p>
            <text:p>この歳になってもブロックスを極めることができん</text:p>
          </table:table-cell>
          <table:table-cell office:value-type="string">
            <text:p>Dr. Nutmeg:</text:p>
            <text:p>Even at this age, I still can't master Blokus.</text:p>
          </table:table-cell>
        </table:table-row>
        <table:table-row table:style-name="ro2">
          <table:table-cell office:value-type="string">
            <text:p>ナツメッグ博士〯</text:p>
            <text:p>奥深いもんじゃのう…</text:p>
          </table:table-cell>
          <table:table-cell office:value-type="string">
            <text:p>Dr. Nutmeg:</text:p>
            <text:p>It's so profound...</text:p>
          </table:table-cell>
        </table:table-row>
        <table:table-row table:style-name="ro3">
          <table:table-cell office:value-type="string">
            <text:p>ナツメッグ博士〯</text:p>
            <text:p>トロットビークルが人の役に立つか、</text:p>
            <text:p>人を不幸にするかは使う人間次第じゃ</text:p>
          </table:table-cell>
          <table:table-cell office:value-type="string">
            <text:p>Dr. Nutmeg:</text:p>
            <text:p>Whether a trotmobile is useful to people</text:p>
            <text:p>or makes them unhappy depends on the person using it.</text:p>
          </table:table-cell>
        </table:table-row>
        <table:table-row table:style-name="ro2">
          <table:table-cell office:value-type="string">
            <text:p>ナツメッグ博士〯</text:p>
            <text:p>トロットビークル自体には罪はない</text:p>
          </table:table-cell>
          <table:table-cell office:value-type="string">
            <text:p>Dr. Nutmeg:</text:p>
            <text:p>The trotmobile itself is not to blame.</text:p>
          </table:table-cell>
        </table:table-row>
        <table:table-row table:style-name="ro2">
          <table:table-cell office:value-type="string">
            <text:p>ナツメッグ博士〯</text:p>
            <text:p>コニー達は元気でやっとるかのう？</text:p>
          </table:table-cell>
          <table:table-cell office:value-type="string">
            <text:p>Dr. Nutmeg:</text:p>
            <text:p>Is Connie and the others doing well?</text:p>
          </table:table-cell>
        </table:table-row>
        <table:table-row table:style-name="ro2">
          <table:table-cell office:value-type="string">
            <text:p>シブレット船長〯</text:p>
            <text:p>おっ、お前か</text:p>
          </table:table-cell>
          <table:table-cell office:value-type="string">
            <text:p>Captain Ciboulette:</text:p>
            <text:p>Oh, it's you!</text:p>
          </table:table-cell>
        </table:table-row>
        <table:table-row table:style-name="ro3">
          <table:table-cell office:value-type="string">
            <text:p>シブレット船長〯</text:p>
            <text:p>これを渡そうと思っていたんだ</text:p>
            <text:p>何も言わずに受け取ってくれ</text:p>
          </table:table-cell>
          <table:table-cell office:value-type="string">
            <text:p>Captain Ciboulette:</text:p>
            <text:p>This is what I was going to give you.</text:p>
            <text:p>Just take it without saying a word.</text:p>
          </table:table-cell>
        </table:table-row>
        <table:table-row table:style-name="ro2">
          <table:table-cell office:value-type="string">
            <text:p>シブレット船長〯</text:p>
            <text:p>そう言えば…</text:p>
          </table:table-cell>
          <table:table-cell office:value-type="string">
            <text:p>Captain Ciboulette:</text:p>
            <text:p>Speaking of which...</text:p>
          </table:table-cell>
        </table:table-row>
        <table:table-row table:style-name="ro3">
          <table:table-cell office:value-type="string">
            <text:p>シブレット船長〯</text:p>
            <text:p>最近、$ci大きな街$cf付近で怪しい集団が地下アジトを</text:p>
            <text:p>作っているらしい</text:p>
          </table:table-cell>
          <table:table-cell office:value-type="string">
            <text:p>Captain Ciboulette:</text:p>
            <text:p>It seems that a suspicious group has set up</text:p>
            <text:p>a hideout underground of $ciHappy Garland$cf.</text:p>
          </table:table-cell>
        </table:table-row>
        <table:table-row table:style-name="ro2">
          <table:table-cell office:value-type="string">
            <text:p>シブレット船長〯</text:p>
            <text:p>今のお前の実力なら奴らの企みを暴けるかも知れんな</text:p>
          </table:table-cell>
          <table:table-cell office:value-type="string">
            <text:p>Captain Ciboulette:</text:p>
            <text:p>With your current abilities, you may be able to expose their plot.</text:p>
          </table:table-cell>
        </table:table-row>
        <table:table-row table:style-name="ro2">
          <table:table-cell office:value-type="string">
            <text:p>シブレット船長〯</text:p>
            <text:p>くれぐれも気をつけるんだぞ</text:p>
          </table:table-cell>
          <table:table-cell office:value-type="string">
            <text:p>Captain Ciboulette:</text:p>
            <text:p>Be very careful.</text:p>
          </table:table-cell>
        </table:table-row>
        <table:table-row table:style-name="ro2">
          <table:table-cell office:value-type="string">
            <text:p>シブレット船長〯</text:p>
            <text:p>$ci巨大な闘技場$cfでブロックスバトルの決勝戦が開かれるらしい</text:p>
          </table:table-cell>
          <table:table-cell office:value-type="string">
            <text:p>Captain Ciboulette:</text:p>
            <text:p>The finals of the Blokus Battle will be held at the $ciHappy Garland Arena$cf.</text:p>
          </table:table-cell>
        </table:table-row>
        <table:table-row table:style-name="ro2">
          <table:table-cell office:value-type="string">
            <text:p>シブレット船長〯</text:p>
            <text:p>今のお前の実力なら優勝できるかも知れんな</text:p>
          </table:table-cell>
          <table:table-cell office:value-type="string">
            <text:p>Captain Ciboulette:</text:p>
            <text:p>With your current skills, you might be able to win.</text:p>
          </table:table-cell>
        </table:table-row>
        <table:table-row table:style-name="ro2">
          <table:table-cell office:value-type="string">
            <text:p>シブレット船長〯</text:p>
            <text:p>頑張るんだぞ</text:p>
          </table:table-cell>
          <table:table-cell office:value-type="string">
            <text:p>Captain Ciboulette:</text:p>
            <text:p>Do your best.</text:p>
          </table:table-cell>
        </table:table-row>
        <table:table-row table:style-name="ro2">
          <table:table-cell office:value-type="string">
            <text:p>シブレット船長〯</text:p>
            <text:p>優勝するとは大したものだな</text:p>
          </table:table-cell>
          <table:table-cell office:value-type="string">
            <text:p>Captain Ciboulette:</text:p>
            <text:p>It's quite an accomplishment to win.</text:p>
          </table:table-cell>
        </table:table-row>
        <table:table-row table:style-name="ro2">
          <table:table-cell office:value-type="string">
            <text:p>シブレット船長〯</text:p>
            <text:p>すべてのマスでブロックスバトルをしたんだな</text:p>
          </table:table-cell>
          <table:table-cell office:value-type="string">
            <text:p>Captain Ciboulette:</text:p>
            <text:p>You did a Blokus battle on every square.</text:p>
          </table:table-cell>
        </table:table-row>
        <table:table-row table:style-name="ro2">
          <table:table-cell office:value-type="string">
            <text:p>シブレット船長〯</text:p>
            <text:p>あっ、そうだ！</text:p>
          </table:table-cell>
          <table:table-cell office:value-type="string">
            <text:p>Captain Ciboulette:</text:p>
            <text:p>Ah, that's right!</text:p>
          </table:table-cell>
        </table:table-row>
        <table:table-row table:style-name="ro3">
          <table:table-cell office:value-type="string">
            <text:p>シブレット船長〯</text:p>
            <text:p>お前がブロックスバトルで優勝した$ci巨大な闘技場$cfで</text:p>
            <text:p>こんなものを拾ったんだ</text:p>
          </table:table-cell>
          <table:table-cell office:value-type="string">
            <text:p>Captain Ciboulette:</text:p>
            <text:p>I found this at the $ciHappy Garland Arena$cf</text:p>
            <text:p>where you won the Blockus Battle.</text:p>
          </table:table-cell>
        </table:table-row>
        <table:table-row table:style-name="ro2">
          <table:table-cell office:value-type="string">
            <text:p>シブレット船長〯</text:p>
            <text:p>渡しておこう</text:p>
          </table:table-cell>
          <table:table-cell office:value-type="string">
            <text:p>Captain Ciboulette:</text:p>
            <text:p>I'll give it to you.</text:p>
          </table:table-cell>
        </table:table-row>
        <table:table-row table:style-name="ro2">
          <table:table-cell office:value-type="string">
            <text:p>シブレット船長〯</text:p>
            <text:p>私はこのジュニパーベリー号の船長をしているんだ</text:p>
          </table:table-cell>
          <table:table-cell office:value-type="string">
            <text:p>Captain Ciboulette:</text:p>
            <text:p>I'm the captain of the Juniper Berry.</text:p>
          </table:table-cell>
        </table:table-row>
        <table:table-row table:style-name="ro3">
          <table:table-cell office:value-type="string">
            <text:p>シブレット船長〯</text:p>
            <text:p>服や帽子には男にしか身につけられないものと</text:p>
            <text:p>女にしか身につけられないものがあるぞ</text:p>
          </table:table-cell>
          <table:table-cell office:value-type="string">
            <text:p>Captain Ciboulette:</text:p>
            <text:p>There are some clothes and hats that only men can wear,</text:p>
            <text:p>and some that only women can wear.</text:p>
          </table:table-cell>
        </table:table-row>
        <table:table-row table:style-name="ro2">
          <table:table-cell office:value-type="string">
            <text:p>シブレット船長〯</text:p>
            <text:p>まあ、店では身につけられるものしか並ばないようになっているがな</text:p>
          </table:table-cell>
          <table:table-cell office:value-type="string">
            <text:p>Captain Ciboulette:</text:p>
            <text:p>Well, the stores only sell things you can wear.</text:p>
          </table:table-cell>
        </table:table-row>
        <table:table-row table:style-name="ro2">
          <table:table-cell office:value-type="string">
            <text:p>シブレット船長〯</text:p>
            <text:p>昔、私の船に２人の少年が密航しようとして乗っていたことがあったなぁ</text:p>
          </table:table-cell>
          <table:table-cell office:value-type="string">
            <text:p>Captain Ciboulette:</text:p>
            <text:p>Once upon a time, there were two boys on board my ship who were trying to stow away.</text:p>
          </table:table-cell>
        </table:table-row>
        <table:table-row table:style-name="ro2">
          <table:table-cell office:value-type="string">
            <text:p>シブレット船長〯</text:p>
            <text:p>確か一人はバニラビーンズ…</text:p>
          </table:table-cell>
          <table:table-cell office:value-type="string">
            <text:p>Captain Ciboulette:</text:p>
            <text:p>I think one of them was called Vanilla...</text:p>
          </table:table-cell>
        </table:table-row>
        <table:table-row table:style-name="ro2">
          <table:table-cell office:value-type="string">
            <text:p>シブレット船長〯</text:p>
            <text:p>もう一人は何と言う名だったかな…</text:p>
          </table:table-cell>
          <table:table-cell office:value-type="string">
            <text:p>Captain Ciboulette:</text:p>
            <text:p>What was the other one's name...?</text:p>
          </table:table-cell>
        </table:table-row>
        <table:table-row table:style-name="ro2">
          <table:table-cell office:value-type="string">
            <text:p>ダンディリオン〯</text:p>
            <text:p>やあ、君かい</text:p>
          </table:table-cell>
          <table:table-cell office:value-type="string">
            <text:p>Dandelion:</text:p>
            <text:p>Hey, it's you.</text:p>
          </table:table-cell>
        </table:table-row>
        <table:table-row table:style-name="ro2">
          <table:table-cell office:value-type="string">
            <text:p>ダンディリオン〯</text:p>
            <text:p>君が来たらこれを渡そうと思ってたんだよ</text:p>
          </table:table-cell>
          <table:table-cell office:value-type="string">
            <text:p>Dandelion:</text:p>
            <text:p>I was planning to give this to you when you came.</text:p>
          </table:table-cell>
        </table:table-row>
        <table:table-row table:style-name="ro2">
          <table:table-cell office:value-type="string">
            <text:p>ダンディリオン〯</text:p>
            <text:p>それと新しい道ができたようだよ</text:p>
          </table:table-cell>
          <table:table-cell office:value-type="string">
            <text:p>Dandelion:</text:p>
            <text:p>And it looks like a new path has been opened.</text:p>
          </table:table-cell>
        </table:table-row>
        <table:table-row table:style-name="ro2">
          <table:table-cell office:value-type="string">
            <text:p>ダンディリオン〯</text:p>
            <text:p>頑張ってね</text:p>
          </table:table-cell>
          <table:table-cell office:value-type="string">
            <text:p>Dandelion:</text:p>
            <text:p>Good luck!</text:p>
          </table:table-cell>
        </table:table-row>
        <table:table-row table:style-name="ro2">
          <table:table-cell office:value-type="string">
            <text:p>ダンディリオン〯</text:p>
            <text:p>ここは空気が良くって住み心地がいいんだよ</text:p>
          </table:table-cell>
          <table:table-cell office:value-type="string">
            <text:p>Dandelion:</text:p>
            <text:p>The air is fresh here and it's a comfortable place to live.</text:p>
          </table:table-cell>
        </table:table-row>
        <table:table-row table:style-name="ro2">
          <table:table-cell office:value-type="string">
            <text:p>ダンディリオン〯</text:p>
            <text:p>ボクはここでバイオリンを作っているんだよ</text:p>
          </table:table-cell>
          <table:table-cell office:value-type="string">
            <text:p>Dandelion:</text:p>
            <text:p>I make violins here.</text:p>
          </table:table-cell>
        </table:table-row>
        <table:table-row table:style-name="ro2">
          <table:table-cell office:value-type="string">
            <text:p>ダンディリオン〯</text:p>
            <text:p>$ci巨大な闘技場$cfでブロックスの決勝戦があるらしいね</text:p>
          </table:table-cell>
          <table:table-cell office:value-type="string">
            <text:p>Dandelion:</text:p>
            <text:p>Apparently there will be a Blokus final at the $ciHappy Garland Arena$cf.</text:p>
          </table:table-cell>
        </table:table-row>
        <table:table-row table:style-name="ro2">
          <table:table-cell office:value-type="string">
            <text:p>ダンディリオン〯</text:p>
            <text:p>きっと強敵ばかりだろうけど、頑張ってね</text:p>
          </table:table-cell>
          <table:table-cell office:value-type="string">
            <text:p>Dandelion:</text:p>
            <text:p>I'm sure you'll face tough opponents, but do your best.</text:p>
          </table:table-cell>
        </table:table-row>
        <table:table-row table:style-name="ro3">
          <table:table-cell office:value-type="string">
            <text:p>ダンディリオン〯</text:p>
            <text:p>優勝おめでとう</text:p>
            <text:p>すばらしかったよ</text:p>
          </table:table-cell>
          <table:table-cell office:value-type="string">
            <text:p>Dandelion:</text:p>
            <text:p>Congratulations on your win! That was amazing!</text:p>
          </table:table-cell>
        </table:table-row>
        <table:table-row table:style-name="ro2">
          <table:table-cell office:value-type="string">
            <text:p>ダンディリオン〯</text:p>
            <text:p>すべてのマスでブロックスバトルをしたんだね</text:p>
          </table:table-cell>
          <table:table-cell office:value-type="string">
            <text:p>Dandelion:</text:p>
            <text:p>You played Blocks Battle on every square.</text:p>
          </table:table-cell>
        </table:table-row>
        <table:table-row table:style-name="ro2">
          <table:table-cell office:value-type="string">
            <text:p>ダンディリオン〯</text:p>
            <text:p>これを受け取ってくれないか</text:p>
          </table:table-cell>
          <table:table-cell office:value-type="string">
            <text:p>Dandelion:</text:p>
            <text:p>Could you please take this?</text:p>
          </table:table-cell>
        </table:table-row>
        <table:table-row table:style-name="ro2">
          <table:table-cell office:value-type="string">
            <text:p>ダンディリオン〯</text:p>
            <text:p>これからも頑張ってね</text:p>
          </table:table-cell>
          <table:table-cell office:value-type="string">
            <text:p>Dandelion:</text:p>
            <text:p>Keep up the good work!</text:p>
          </table:table-cell>
        </table:table-row>
        <table:table-row table:style-name="ro2">
          <table:table-cell office:value-type="string">
            <text:p>ダンディリオン〯</text:p>
            <text:p>機械は人間を幸せにするために作られたはずだけど…</text:p>
          </table:table-cell>
          <table:table-cell office:value-type="string">
            <text:p>Dandelion:</text:p>
            <text:p>Machines were created to make humans happy, but...</text:p>
          </table:table-cell>
        </table:table-row>
        <table:table-row table:style-name="ro2">
          <table:table-cell office:value-type="string">
            <text:p>ダンディリオン〯</text:p>
            <text:p>…いやっ、なかなかうまくいかないものだね</text:p>
          </table:table-cell>
          <table:table-cell office:value-type="string">
            <text:p>Dandelion:</text:p>
            <text:p>…Well, things don’t always go as planned.</text:p>
          </table:table-cell>
        </table:table-row>
        <table:table-row table:style-name="ro2">
          <table:table-cell office:value-type="string">
            <text:p>ダンディリオン〯</text:p>
            <text:p>ブロックスは奥が深いね</text:p>
          </table:table-cell>
          <table:table-cell office:value-type="string">
            <text:p>Dandelion:</text:p>
            <text:p>Blokus is deep.</text:p>
          </table:table-cell>
        </table:table-row>
        <table:table-row table:style-name="ro2">
          <table:table-cell office:value-type="string">
            <text:p>ダンディリオン〯</text:p>
            <text:p>何十回やっても飽きが来ないよ</text:p>
          </table:table-cell>
          <table:table-cell office:value-type="string">
            <text:p>Dandelion:</text:p>
            <text:p>I never get bored of playing it, no matter how many times I play it.</text:p>
          </table:table-cell>
        </table:table-row>
        <table:table-row table:style-name="ro2">
          <table:table-cell office:value-type="string">
            <text:p>ダンディリオン〯</text:p>
            <text:p>この辺りは冬になるとたくさん雪が降るんだよ</text:p>
          </table:table-cell>
          <table:table-cell office:value-type="string">
            <text:p>Dandelion:</text:p>
            <text:p>It snows a lot around here in the winter.</text:p>
          </table:table-cell>
        </table:table-row>
        <table:table-row table:style-name="ro2">
          <table:table-cell office:value-type="string">
            <text:p>ダンディリオン〯</text:p>
            <text:p>トロット楽団のみんなは元気かい？</text:p>
          </table:table-cell>
          <table:table-cell office:value-type="string">
            <text:p>Dandelion:</text:p>
            <text:p>How are GlobeTrotters doing?</text:p>
          </table:table-cell>
        </table:table-row>
        <table:table-row table:style-name="ro4">
          <table:table-cell office:value-type="string">
            <text:p>$ci$e0$cfを手に入れた</text:p>
          </table:table-cell>
          <table:table-cell office:value-type="string">
            <text:p>Got $ci$e0$cf</text:p>
          </table:table-cell>
        </table:table-row>
        <table:table-row table:style-name="ro4">
          <table:table-cell office:value-type="string">
            <text:p>$ci盗賊のアジト$cfへの道が開けた！</text:p>
          </table:table-cell>
          <table:table-cell table:style-name="Excel_20_Built-in_20_Normal" office:value-type="string">
            <text:p>Path to the $ciKiller Elephant's Hideout$cf has opened!</text:p>
          </table:table-cell>
        </table:table-row>
        <table:table-row table:style-name="ro4">
          <table:table-cell office:value-type="string">
            <text:p>$ci夜の酒場$cfへの道が開けた！</text:p>
          </table:table-cell>
          <table:table-cell table:style-name="Excel_20_Built-in_20_Normal" office:value-type="string">
            <text:p>Path to the $ciAphrodite Bar$cf has opened!</text:p>
          </table:table-cell>
        </table:table-row>
        <table:table-row table:style-name="ro4">
          <table:table-cell office:value-type="string">
            <text:p>$ciヒバリの麦畑$cfへの道が開けた！</text:p>
          </table:table-cell>
          <table:table-cell table:style-name="Excel_20_Built-in_20_Normal" office:value-type="string">
            <text:p>Path to the $ciSkylark Farms$cf has opened!</text:p>
          </table:table-cell>
        </table:table-row>
        <table:table-row table:style-name="ro4">
          <table:table-cell office:value-type="string">
            <text:p>$ci秘密のアジト$cfへの道が開けた！</text:p>
          </table:table-cell>
          <table:table-cell table:style-name="Excel_20_Built-in_20_Normal" office:value-type="string">
            <text:p>Path to the $ciBloody Mantis Hideout$cf has opened!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1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8106P0" style:volatile="true" number:language="ru" number:country="RU">
      <number:number number:decimal-places="0" number:min-integer-digits="1" number:grouping="true"/>
      <number:text>р.</number:text>
    </number:number-style>
    <number:number-style style:name="N8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  <number:text>р.</number:text>
    </number:number-style>
    <number:number-style style:name="N8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  <number:text>р.</number:text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09P0"/>
    </number:number-style>
    <number:date-style style:name="N8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1" number:language="ru" number:country="RU">
      <number:month number:textual="true"/>
      <number:text>.</number:text>
      <number:year/>
    </number:date-style>
    <number:time-style style:name="N8112" number:language="ru" number:country="RU">
      <number:hours/>
      <number:text>:</number:text>
      <number:minutes number:style="long"/>
      <number:text> </number:text>
      <number:am-pm/>
    </number:time-style>
    <number:time-style style:name="N8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ru" number:country="RU">
      <number:hours/>
      <number:text>:</number:text>
      <number:minutes number:style="long"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ru" number:country="RU">
      <number:number number:decimal-places="0" number:min-integer-digits="1" number:grouping="true"/>
      <number:text>   </number:text>
    </number:number-style>
    <number:number-style style:name="N8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ru" number:country="RU">
      <number:number number:decimal-places="0" number:min-integer-digits="1" number:grouping="true"/>
      <number:text>   </number:text>
    </number:number-style>
    <number:number-style style:name="N8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ru" number:country="RU">
      <number:number number:decimal-places="2" number:min-integer-digits="1" number:grouping="true"/>
      <number:text>   </number:text>
    </number:number-style>
    <number:number-style style:name="N8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ru" number:country="RU">
      <number:number number:decimal-places="2" number:min-integer-digits="1" number:grouping="true"/>
      <number:text>   </number:text>
    </number:number-style>
    <number:number-style style:name="N8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ru" number:country="RU">
      <number:text> -    </number:text>
    </number:number-style>
    <number:text-style style:name="N8121" number:language="ru" number:country="RU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22P2" style:volatile="true" number:language="ru" number:country="RU">
      <number:text> -р. </number:text>
    </number:number-style>
    <number:text-style style:name="N8122" number:language="ru" number:country="RU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23" number:language="ru" number:country="RU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24" number:language="ru" number:country="RU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ru" number:country="RU">
      <number:minutes number:style="long"/>
      <number:text>:</number:text>
      <number:seconds number:style="long"/>
    </number:time-style>
    <number:time-style style:name="N8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ru" number:country="RU">
      <number:minutes number:style="long"/>
      <number:text>:</number:text>
      <number:seconds number:style="long" number:decimal-places="1"/>
    </number:time-style>
    <number:number-style style:name="N8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1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3">13.05.2025</text:date>, <text:time>20:5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13T20:50:19.63</meta:creation-date>
    <dc:date>2025-05-13T20:55:13.57</dc:date>
    <meta:editing-duration>PT1M31S</meta:editing-duration>
    <meta:editing-cycles>1</meta:editing-cycles>
    <meta:generator>OpenOffice/4.1.14$Win32 OpenOffice.org_project/4114m1$Build-9811</meta:generator>
    <meta:document-statistic meta:table-count="3" meta:cell-count="134" meta:object-count="0"/>
  </office:meta>
</office:document-meta>
</file>